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3c4f0"/>
    </style:style>
    <style:style style:name="T1" style:family="text">
      <style:text-properties officeooo:rsid="0003c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Trabalhando com o git:</text:span></text:p>
      <text:p text:style-name="Standard"/>
      <text:p text:style-name="P1"><text:span text:style-name="T1">git init</text:span></text:p>
      <text:p text:style-name="Standard"/>
      <text:p text:style-name="P1"><text:span text:style-name="T1">git config --global user.name "fireballc2d"</text:span></text:p>
      <text:p text:style-name="P1"><text:span text:style-name="T1">git config --global user.email "italiano_cxs@hotmail.com"</text:span></text:p>
      <text:p text:style-name="Standard"/>
      <text:p text:style-name="P1"><text:a xlink:type="simple" xlink:href="https://github.com/fireballc2d/tarefa1.git"><text:span text:style-name="T1">https://github.com/fireballc2d/tarefa1.git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09:03</meta:creation-date>
    <dc:date>2013-04-21T14:11:19</dc:date>
    <meta:editing-duration>P0D</meta:editing-duration>
    <meta:editing-cycles>1</meta:editing-cycles>
    <meta:document-statistic meta:table-count="0" meta:image-count="0" meta:object-count="0" meta:page-count="1" meta:paragraph-count="5" meta:word-count="19" meta:character-count="172" meta:non-whitespace-character-count="160"/>
    <meta:generator>LibreOffice/3.6$Linux_X86_64 LibreOffice_project/360m1$Build-2</meta:generator>
  </office:meta>
</office:document-meta>
</file>